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Linux Kernel is Divided into Multiple Stacks (Sub system).</text:p>
      <text:p text:style-name="Preformatted_20_Text"><text:s text:c="4"/>• Network.</text:p>
      <text:p text:style-name="Preformatted_20_Text"><text:s text:c="4"/>• Process Kernel.</text:p>
      <text:p text:style-name="Preformatted_20_Text"><text:s text:c="4"/>• File System.</text:p>
      <text:p text:style-name="Preformatted_20_Text">Operating System <text:s/>= User Space + Kernel.</text:p>
      <text:p text:style-name="Preformatted_20_Text"/>
      <text:p text:style-name="Preformatted_20_Text">Each Subsystem – Stack is associated with HW or Device Driver.</text:p>
      <text:p text:style-name="Preformatted_20_Text"/>
      <text:p text:style-name="Preformatted_20_Text">Command Flow In Linux:</text:p>
      <text:p text:style-name="Preformatted_20_Text"><text:s text:c="4"/>• Run command in terminal.</text:p>
      <text:p text:style-name="Preformatted_20_Text"><text:s text:c="4"/>• Call the libc library which interact with Kernel using System Calls.</text:p>
      <text:p text:style-name="Preformatted_20_Text"><text:s text:c="4"/>• Libc Interacts with Subsystem.</text:p>
      <text:p text:style-name="Preformatted_20_Text"><text:s text:c="4"/>• The Subsystem Interacts with device drivers and hardware.</text:p>
      <text:p text:style-name="Preformatted_20_Text"/>
      <text:p text:style-name="Preformatted_20_Text"/>
      <text:p text:style-name="Preformatted_20_Text">1. File System Stack:</text:p>
      <text:p text:style-name="Preformatted_20_Text">Files and directories in user-space are much different from the format of it in the memory which is binary.</text:p>
      <text:p text:style-name="Preformatted_20_Text"><text:s text:c="4"/>• So the First task of File system stack is changing the view from user space / storage.</text:p>
      <text:p text:style-name="Preformatted_20_Text"><text:s text:c="4"/>• There are two connection points between the file system stack and each user-space and storage.</text:p>
      <text:p text:style-name="Preformatted_20_Text"><text:s text:c="4"/>• Second task for file system stack is that it adds new storage to runtime.</text:p>
      <text:p text:style-name="Preformatted_20_Text"><text:s text:c="4"/>• There are multiple commands to interact with file systems and also with memory directly.</text:p>
      <text:p text:style-name="Preformatted_20_Text"><text:s text:c="4"/>• `lsblk` It a command that gets all storage connected to Linux machine.</text:p>
      <text:p text:style-name="Preformatted_20_Text"><text:s text:c="4"/>• File System understands some protocols (Ext3, Ext4, FAT).</text:p>
      <text:p text:style-name="Preformatted_20_Text"><text:s text:c="4"/>• Preparing A new Storage:</text:p>
      <text:p text:style-name="Preformatted_20_Text"><text:s text:c="8"/>◦ Create a partition `sudo fdisk /dev/sdx`.</text:p>
      <text:p text:style-name="Preformatted_20_Text"><text:s text:c="8"/>◦ Add protocol for the partition we have created `sudo mkfs.ext4 /dev/sdx`</text:p>
      <text:p text:style-name="Preformatted_20_Text"><text:s text:c="12"/>▪ Makes a protocol of ext4 for partition.</text:p>
      <text:p text:style-name="Preformatted_20_Text"><text:s text:c="8"/>◦ Mounting the File system type.</text:p>
      <text:p text:style-name="Preformatted_20_Text"><text:s text:c="12"/>▪ `mount -t filesystem_type path/to/device_file <text:s/>path/to/target_directory`.</text:p>
      <text:p text:style-name="Preformatted_20_Text"><text:s text:c="8"/>◦ To umount the files</text:p>
      <text:p text:style-name="Preformatted_20_Text"><text:s text:c="4"/>• At least we have one mounted file system which is Root file system.</text:p>
      <text:p text:style-name="Preformatted_20_Text"/>
      <text:p text:style-name="Preformatted_20_Text">Commands:</text:p>
      <text:p text:style-name="Preformatted_20_Text"><text:s text:c="4"/>• To get the size of a directory `du -h –max-depth=1 &lt;path&gt;`s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29" meta:word-count="254" meta:character-count="1590" meta:non-whitespace-character-count="1242"/>
    <meta:generator>LibreOffice/24.2.7.2$Linux_X86_64 LibreOffice_project/420$Build-2</meta:generator>
  </office:meta>
</office:document-meta>
</file>